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Standard">
      <style:text-properties officeooo:paragraph-rsid="0e26e14b"/>
    </style:style>
    <style:style style:name="P51" style:family="paragraph" style:parent-style-name="Standard">
      <style:text-properties officeooo:paragraph-rsid="0e5c6890"/>
    </style:style>
    <style:style style:name="P52" style:family="paragraph" style:parent-style-name="Footnote">
      <style:text-properties officeooo:paragraph-rsid="0e81bf91"/>
    </style:style>
    <style:style style:name="P53" style:family="paragraph" style:parent-style-name="Footnote">
      <style:text-properties officeooo:paragraph-rsid="0ead3525"/>
    </style:style>
    <style:style style:name="P54" style:family="paragraph" style:parent-style-name="Standard">
      <style:text-properties officeooo:paragraph-rsid="0f1c472f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Standard">
      <style:text-properties officeooo:paragraph-rsid="0ea9445c"/>
    </style:style>
    <style:style style:name="P66" style:family="paragraph" style:parent-style-name="Footnote">
      <style:text-properties officeooo:paragraph-rsid="0f8ed1b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8" style:family="paragraph" style:parent-style-name="Standard">
      <style:text-properties officeooo:paragraph-rsid="0f9a7319"/>
    </style:style>
    <style:style style:name="P69" style:family="paragraph" style:parent-style-name="Footnote">
      <style:text-properties officeooo:paragraph-rsid="0fa0a8ea"/>
    </style:style>
    <style:style style:name="P70" style:family="paragraph" style:parent-style-name="Standard">
      <style:text-properties officeooo:paragraph-rsid="0fab02b9"/>
    </style:style>
    <style:style style:name="P71" style:family="paragraph" style:parent-style-name="Footnote">
      <style:text-properties officeooo:paragraph-rsid="102291f9"/>
    </style:style>
    <style:style style:name="P72" style:family="paragraph" style:parent-style-name="Standard">
      <style:text-properties officeooo:paragraph-rsid="0fadcf96"/>
    </style:style>
    <style:style style:name="P73" style:family="paragraph" style:parent-style-name="Standard">
      <style:text-properties officeooo:paragraph-rsid="105ee122"/>
    </style:style>
    <style:style style:name="P74" style:family="paragraph" style:parent-style-name="Standard">
      <style:text-properties officeooo:paragraph-rsid="107a7646"/>
    </style:style>
    <style:style style:name="P75" style:family="paragraph" style:parent-style-name="Footnote">
      <style:text-properties officeooo:paragraph-rsid="0fd0b99b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officeooo:rsid="04473353" style:font-size-asian="10pt" style:font-size-complex="10pt"/>
    </style:style>
    <style:style style:name="T16" style:family="text">
      <style:text-properties style:font-name="Liberation Sans" officeooo:rsid="0f19e10f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officeooo:rsid="04473353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eb5b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ced2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4" style:family="text">
      <style:text-properties fo:color="#000000" loext:opacity="100%" style:font-name="Liberation Sans" fo:font-size="12pt" style:font-size-asian="12pt" style:font-size-complex="12pt"/>
    </style:style>
    <style:style style:name="T16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6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6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69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9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9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6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0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officeooo:rsid="047da547"/>
    </style:style>
    <style:style style:name="T21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officeooo:rsid="0fafe64a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fafe64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3" style:family="text">
      <style:text-properties style:use-window-font-color="true" loext:opacity="0%" style:font-name="Liberation Sans" fo:font-size="12pt" style:font-size-asian="12pt" style:font-size-complex="12pt"/>
    </style:style>
    <style:style style:name="T244" style:family="text">
      <style:text-properties style:use-window-font-color="true" loext:opacity="0%" style:font-name="Liberation Sans" officeooo:rsid="0efd8e5c"/>
    </style:style>
    <style:style style:name="T245" style:family="text">
      <style:text-properties officeooo:rsid="04473353"/>
    </style:style>
    <style:style style:name="T24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officeooo:rsid="0aace3cd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5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25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6" style:family="text">
      <style:text-properties officeooo:rsid="0f0ca65a"/>
    </style:style>
    <style:style style:name="T257" style:family="text">
      <style:text-properties officeooo:rsid="0f894f65"/>
    </style:style>
    <style:style style:name="T258" style:family="text">
      <style:text-properties officeooo:rsid="0f95a7a0"/>
    </style:style>
    <style:style style:name="T259" style:family="text">
      <style:text-properties officeooo:rsid="0f8f58bd"/>
    </style:style>
    <style:style style:name="T260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6"><text:span text:style-name="Strong_20_Emphasis"><text:span text:style-name="T136">C</text:span></text:span><text:span text:style-name="Strong_20_Emphasis"><text:span text:style-name="T135">hecklist voor </text:span></text:span><text:span text:style-name="Strong_20_Emphasis"><text:span text:style-name="T137">de installatie</text:span></text:span><text:span text:style-name="Strong_20_Emphasis"><text:span text:style-name="T135"> van </text:span></text:span><text:span text:style-name="Strong_20_Emphasis"><text:span text:style-name="T135"><text:user-field-get text:name="Distro">Ubuntu</text:user-field-get></text:span></text:span><text:span text:style-name="Strong_20_Emphasis"><text:span text:style-name="T135"><text:s/></text:span></text:span><text:span text:style-name="Strong_20_Emphasis"><text:span text:style-name="T142"><text:user-field-get text:name="Version">22.04 LTS</text:user-field-get></text:span></text:span><text:span text:style-name="Strong_20_Emphasis"><text:span text:style-name="T139"><text:note text:id="ftn1" text:note-class="footnote"><text:note-citation>1</text:note-citation><text:note-body><text:p text:style-name="P66"><text:span text:style-name="T170">LTS</text:span><text:span text:style-name="T178"> </text:span><text:span text:style-name="T179">staat voor</text:span><text:span text:style-name="T177"> </text:span><text:span text:style-name="T170">Long-Term Support, langetermijnondersteuning, </text:span><text:span text:style-name="T180">en </text:span><text:span text:style-name="T181">d</text:span><text:span text:style-name="T180">eze </text:span><text:span text:style-name="Strong_20_Emphasis"><text:span text:style-name="T185"><text:user-field-get text:name="Distro">Ubuntu</text:user-field-get></text:span></text:span><text:span text:style-name="T180"><text:s/></text:span><text:span text:style-name="T186"><text:user-field-get text:name="Version">22.04 LTS</text:user-field-get></text:span><text:span text:style-name="T186"><text:s/></text:span><text:span text:style-name="Strong_20_Emphasis"><text:span text:style-name="T187"><text:user-field-get text:name="Edition">Server</text:user-field-get></text:span></text:span><text:span text:style-name="T180"><text:s/></text:span><text:span text:style-name="T182">(codenaam </text:span><text:span text:style-name="T184">j</text:span><text:span text:style-name="T249">ammy</text:span><text:span text:style-name="T182">) </text:span><text:span text:style-name="T179">van</text:span><text:span text:style-name="T176"> </text:span><text:span text:style-name="T174">april</text:span><text:span text:style-name="T172"> </text:span><text:span text:style-name="Strong_20_Emphasis"><text:span text:style-name="T80"><text:user-field-get style:data-style-name="N0" text:name="Releaseyear">2022</text:user-field-get></text:span></text:span><text:span text:style-name="T174"><text:s/></text:span><text:span text:style-name="T170">wordt </text:span><text:span text:style-name="T171">vijf</text:span><text:span text:style-name="T170"> jaar onder</text:span><text:span text:style-name="T183">steund</text:span><text:span text:style-name="T175"> </text:span><text:span text:style-name="T170">tot </text:span><text:span text:style-name="T174">april</text:span><text:span text:style-name="T169"> </text:span><text:span text:style-name="T170">202</text:span><text:span text:style-name="T174">7</text:span><text:span text:style-name="T173">.</text:span></text:p></text:note-body></text:note></text:span></text:span><text:span text:style-name="Strong_20_Emphasis"><text:span text:style-name="T140"><text:s/></text:span></text:span><text:span text:style-name="Strong_20_Emphasis"><text:span text:style-name="T141"><text:user-field-get text:name="Edition">Server</text:user-field-get></text:span></text:span><text:span text:style-name="Strong_20_Emphasis"><text:span text:style-name="T138">.</text:span></text:span></text:p>
      <text:p text:style-name="P15"/>
      <text:p text:style-name="P12"><text:span text:style-name="T17">Vul </text:span><text:span text:style-name="T16">achter</text:span><text:span text:style-name="T13"> de </text:span><text:span text:style-name="Definition"><text:span text:style-name="T256">ONDERSTREEPTE</text:span></text:span><text:span text:style-name="T1"> </text:span><text:span text:style-name="T14">woorden</text:span><text:span text:style-name="T13"> het</text:span><text:span text:style-name="Strong_20_Emphasis"><text:span text:style-name="T193"> </text:span></text:span><text:span text:style-name="Strong_20_Emphasis"><text:span text:style-name="T194">tekstvak</text:span></text:span><text:span text:style-name="T14"> </text:span><text:span text:style-name="T17">in,</text:span><text:span text:style-name="T14"> </text:span><text:span text:style-name="T213">zie </text:span><text:span text:style-name="T244">[</text:span><text:span text:style-name="T213">toelichting</text:span><text:span text:style-name="T244">]</text:span><text:span text:style-name="T14">:</text:span></text:p>
      <text:p text:style-name="P1"><text:span text:style-name="Definition"><text:span text:style-name="T21">GEBRUIKER</text:span></text:span><text:span text:style-name="T221"><text:tab/><text:tab/></text:span><text:span text:style-name="T243"> <text:tab/><text:tab/></text:span><text:span text:style-name="T222"><draw:control text:anchor-type="as-char" svg:y="-0.4cm" draw:z-index="5" draw:name="Gebruiker" draw:style-name="gr2" draw:text-style-name="P82" svg:width="6.4cm" svg:height="0.6cm" draw:control="control6"><svg:title>Gebruiker</svg:title><svg:desc>Volledige naam, bijv. Jan Stek</svg:desc></draw:control></text:span><text:span text:style-name="T222"><text:tab/></text:span><text:span text:style-name="T223">[</text:span><text:span text:style-name="T216">volledige naam, bijv. </text:span><text:span text:style-name="T217">J</text:span><text:span text:style-name="T241">a</text:span><text:span text:style-name="T217">n </text:span><text:span text:style-name="T241">Jansen</text:span><text:span text:style-name="T242">]</text:span></text:p>
      <text:p text:style-name="P54"><text:span text:style-name="Definition"><text:span text:style-name="T215">g</text:span></text:span><text:span text:style-name="Definition">ebruikersnaam</text:span><text:span text:style-name="T214"><text:tab/></text:span><text:span text:style-name="T214"><draw:control text:anchor-type="as-char" svg:y="-0.4cm" draw:z-index="14" draw:name="Gberuikersnaam 2" draw:style-name="gr2" draw:text-style-name="P82" svg:width="6.4cm" svg:height="0.6cm" draw:control="control15"><svg:title>Gebruikersnaam</svg:title><svg:desc>Korte naam, bijv. jan</svg:desc></draw:control></text:span><text:span text:style-name="T214"><text:tab/></text:span><text:span text:style-name="T7">[</text:span><text:span text:style-name="T6">korte naam, bijv. </text:span><text:span text:style-name="T147">j</text:span><text:span text:style-name="T148">a</text:span><text:span text:style-name="T147">n</text:span><text:span text:style-name="T149">]</text:span></text:p>
      <text:p text:style-name="P3"><text:span text:style-name="Definition"><text:span text:style-name="T257">servernaam</text:span></text:span><text:span text:style-name="T224"><text:tab/><text:tab/><text:tab/></text:span><draw:control text:anchor-type="as-char" svg:y="-0.4cm" draw:z-index="6" draw:name="Computernaam" draw:style-name="gr2" draw:text-style-name="P82" svg:width="6.4cm" svg:height="0.6cm" draw:control="control7"><svg:title>Computernaam</svg:title><svg:desc>Unieke naam van de computer</svg:desc></draw:control><text:tab/><text:span text:style-name="T229">[</text:span><text:span text:style-name="T225">naam van de </text:span><text:span text:style-name="T230">server</text:span><text:span text:style-name="T226">, </text:span><text:span text:style-name="T227">bijv. </text:span><text:span text:style-name="T230">sv</text:span><text:span text:style-name="T228">02</text:span><text:span text:style-name="T229">]</text:span></text:p>
      <text:p text:style-name="P2"><text:span text:style-name="Definition"><text:span text:style-name="T232">GEBRUIKER</text:span></text:span><text:span text:style-name="T231"><text:tab/><text:tab/></text:span><text:span text:style-name="T243"> <text:tab/><text:tab/></text:span><text:span text:style-name="T222"><draw:control text:anchor-type="as-char" svg:y="-0.4cm" draw:z-index="11" draw:name="Gebruiker 1" draw:style-name="gr2" draw:text-style-name="P82" svg:width="6.4cm" svg:height="0.6cm" draw:control="control12"><svg:title>Gebruiker</svg:title><svg:desc>Volledige naam, bijv. Jan Stek</svg:desc></draw:control></text:span><text:span text:style-name="T222"><text:tab/></text:span><text:span text:style-name="T223">[</text:span><text:span text:style-name="T216">volledige naam </text:span><text:span text:style-name="T218">evt. </text:span><text:span text:style-name="T220">extra </text:span><text:span text:style-name="T218">gebruiker</text:span><text:span text:style-name="T219">]</text:span></text:p>
      <text:p text:style-name="P50"><text:span text:style-name="Definition"><text:span text:style-name="T232">GEBRUIKERSN</text:span></text:span><text:span text:style-name="Definition"><text:span text:style-name="T233">aa</text:span></text:span><text:span text:style-name="Definition"><text:span text:style-name="T232">M</text:span></text:span><text:span text:style-name="Definition"><text:span text:style-name="T236"><text:tab/></text:span></text:span><text:span text:style-name="T214"><draw:control text:anchor-type="as-char" svg:y="-0.4cm" draw:z-index="12" draw:name="Gberuikersnaam 1" draw:style-name="gr2" draw:text-style-name="P82" svg:width="6.4cm" svg:height="0.6cm" draw:control="control13"><svg:title>Gebruikersnaam</svg:title><svg:desc>Korte naam, bijv. jan</svg:desc></draw:control></text:span><text:span text:style-name="T214"><text:tab/></text:span><text:span text:style-name="T235">[</text:span><text:span text:style-name="T234">korte naam</text:span><text:span text:style-name="T237"> </text:span><text:span text:style-name="T238">evt. </text:span><text:span text:style-name="T240">extra </text:span><text:span text:style-name="T238">gebruiker</text:span><text:span text:style-name="T239">]</text:span></text:p>
      <text:p text:style-name="P4"><text:span text:style-name="T150">Vervang </text:span><text:span text:style-name="T154">de</text:span><text:span text:style-name="T150"> </text:span><text:span text:style-name="Definition"><text:span text:style-name="T22">ONDERSTREEPTE</text:span></text:span><text:span text:style-name="T150"> </text:span><text:span text:style-name="T151">woorden </text:span><text:span text:style-name="T150">in deze checklist door </text:span><text:span text:style-name="T154">d</text:span><text:span text:style-name="T155">i</text:span><text:span text:style-name="T154">e </text:span><text:span text:style-name="T153">in </text:span><text:span text:style-name="T155">het</text:span><text:span text:style-name="Strong_20_Emphasis"><text:span text:style-name="T42"> </text:span></text:span><text:span text:style-name="Strong_20_Emphasis"><text:span text:style-name="T54">tekstvak</text:span></text:span><text:span text:style-name="T150">.</text:span></text:p>
      <text:p text:style-name="P36"/>
      <text:p text:style-name="P36"/>
      <text:p text:style-name="P5"><text:span text:style-name="T160">Nieuwe installatie?</text:span><text:span text:style-name="T152"><text:tab/></text:span><text:span text:style-name="T157"></text:span><text:span text:style-name="T159"><text:tab/></text:span><text:span text:style-name="T158">B</text:span><text:span text:style-name="T152">egin bij hoofdstuk </text:span><text:span text:style-name="T160"><text:bookmark-ref text:reference-format="page" text:ref-name="__RefNumPara__4009_1271708128">2</text:bookmark-ref></text:span><text:span text:style-name="T152"><text:s text:c="2"/></text:span><text:span text:style-name="T161"><text:bookmark-ref text:reference-format="text" text:ref-name="__RefNumPara__4009_1271708128">Installatie uitvoeren</text:bookmark-ref></text:span><text:span text:style-name="T156">.</text:span></text:p>
      <text:p text:style-name="P23"/>
      <text:p text:style-name="P23"/>
      <text:list xml:id="list3503109789"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0"><draw:control text:anchor-type="as-char" draw:z-index="9" draw:name="Vorm3_0" draw:style-name="gr1" draw:text-style-name="P8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0"><draw:control text:anchor-type="as-char" draw:z-index="16" draw:name="Vorm3_ 2" draw:style-name="gr1" draw:text-style-name="P81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34">Aanmelden als </text:span></text:span><text:span text:style-name="Definition"><text:span text:style-name="T9">gebruike</text:span></text:span><text:span text:style-name="Definition"><text:span text:style-name="T10">r</text:span></text:span><text:span text:style-name="Definition"><text:span text:style-name="T11"><text:note text:id="ftn2" text:note-class="footnote"><text:note-citation>2</text:note-citation><text:note-body><text:p text:style-name="P48"><text:span text:style-name="User_20_Entry"><text:span text:style-name="T79">E</text:span></text:span><text:span text:style-name="User_20_Entry"><text:span text:style-name="T110">v</text:span></text:span><text:span text:style-name="User_20_Entry"><text:span text:style-name="T111">en</text:span></text:span><text:span text:style-name="User_20_Entry"><text:span text:style-name="T113">t</text:span></text:span><text:span text:style-name="User_20_Entry"><text:span text:style-name="T114">uele </text:span></text:span><text:span text:style-name="User_20_Entry"><text:span text:style-name="T115">extra </text:span></text:span><text:span text:style-name="Definition"><text:span text:style-name="T254">gebruiker</text:span></text:span><text:span text:style-name="User_20_Entry"><text:span text:style-name="T101">s</text:span></text:span><text:span text:style-name="User_20_Entry"><text:span text:style-name="T115"> aanmelden </text:span></text:span><text:span text:style-name="User_20_Entry"><text:span text:style-name="T116">en dezelfde stappen uitvoeren</text:span></text:span><text:span text:style-name="User_20_Entry"><text:span text:style-name="T112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1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1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36">Installeer </text:span></text:span><text:span text:style-name="Strong_20_Emphasis"><text:span text:style-name="T59">Debian-</text:span></text:span><text:span text:style-name="Strong_20_Emphasis"><text:span text:style-name="T53">pakket kz</text:span></text:span><text:span text:style-name="Strong_20_Emphasis"><text:span text:style-name="T53"><text:note text:id="ftn3" text:note-class="footnote"><text:note-citation>3</text:note-citation><text:note-body><text:p text:style-name="P53">Pakket kz bevat scripts om Debian en op Debian gebaseerde systemen zoals Ubuntu soepel en bruikbaar te installeren.</text:p></text:note-body></text:note></text:span></text:span><text:span text:style-name="Strong_20_Emphasis"><text:span text:style-name="T53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73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26">wget karelzimmer.nl/</text:span></text:span><text:span text:style-name="User_20_Entry"><text:span text:style-name="T127">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4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28">bash 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4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1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1"><draw:control text:anchor-type="as-char" draw:z-index="17" draw:name="Vorm 7" draw:style-name="gr1" draw:text-style-name="P81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41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9" office:value-type="string">
            <text:p text:style-name="P68"><text:span text:style-name="Strong_20_Emphasis"><text:span text:style-name="T56">Typ </text:span></text:span><text:span text:style-name="Strong_20_Emphasis"><text:span text:style-name="T38">'</text:span></text:span><text:span text:style-name="User_20_Entry"><text:span text:style-name="T24">kz </text:span></text:span><text:span text:style-name="User_20_Entry"><text:span text:style-name="T25">menu</text:span></text:span><text:span text:style-name="Strong_20_Emphasis"><text:span text:style-name="T38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70"><text:span text:style-name="Strong_20_Emphasis"><text:span text:style-name="T57">Selecteer</text:span></text:span><text:span text:style-name="Strong_20_Emphasis"><text:span text:style-name="T40"> </text:span></text:span><text:span text:style-name="Strong_20_Emphasis"><text:span text:style-name="T68">1 <text:s/>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45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8"/>
      <text:list xml:id="list134640211362819" text:continue-numbering="true" text:style-name="L1">
        <text:list-item>
          <text:p text:style-name="P78"><text:bookmark-start text:name="__RefNumPara__4009_1271708128"/><text:span text:style-name="Strong_20_Emphasis"><text:span text:style-name="T162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61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2"><text:span text:style-name="T164">Start de computer op vanaf</text:span><text:span text:style-name="T164"><text:note text:id="ftn4" text:note-class="footnote"><text:note-citation>1</text:note-citation><text:note-body><text:p text:style-name="P71"><text:span text:style-name="T120">B</text:span><text:span text:style-name="T121">ootmenu/</text:span><text:span text:style-name="T120">S</text:span><text:span text:style-name="T121">etup</text:span><text:span text:style-name="T119"> via </text:span><text:span text:style-name="T117">é</text:span><text:span text:style-name="T118">é</text:span><text:span text:style-name="T120">n van de </text:span><text:span text:style-name="Definition"><text:span text:style-name="T122">Veelgebruikte toetsen: </text:span></text:span><text:span text:style-name="Definition"><text:span text:style-name="T260">E</text:span></text:span><text:span text:style-name="Definition"><text:span text:style-name="T250">sc</text:span></text:span><text:span text:style-name="Definition"><text:span text:style-name="T122">, </text:span></text:span><text:span text:style-name="Definition"><text:span text:style-name="T251">D</text:span></text:span><text:span text:style-name="Definition"><text:span text:style-name="T250">elete</text:span></text:span><text:span text:style-name="Definition"><text:span text:style-name="T122">, </text:span></text:span><text:span text:style-name="Definition"><text:span text:style-name="T251">F</text:span></text:span><text:span text:style-name="Definition"><text:span text:style-name="T250">1</text:span></text:span><text:span text:style-name="Definition"><text:span text:style-name="T122">, </text:span></text:span><text:span text:style-name="Definition"><text:span text:style-name="T250">F2</text:span></text:span><text:span text:style-name="Definition"><text:span text:style-name="T122">, </text:span></text:span><text:span text:style-name="Definition"><text:span text:style-name="T251">F9, </text:span></text:span><text:span text:style-name="Definition"><text:span text:style-name="T252">F10, F11, </text:span></text:span><text:span text:style-name="Definition"><text:span text:style-name="T253">of</text:span></text:span><text:span text:style-name="Definition"><text:span text:style-name="T252"> </text:span></text:span><text:span text:style-name="Definition"><text:span text:style-name="T251">F12</text:span></text:span><text:span text:style-name="T119">.</text:span></text:p></text:note-body></text:note></text:span><text:span text:style-name="T164"> </text:span><text:span text:style-name="T167">een </text:span><text:span text:style-name="Strong_20_Emphasis"><text:span text:style-name="T145"><text:user-field-get text:name="Distro">Ubuntu</text:user-field-get></text:span></text:span><text:span text:style-name="T163"><text:s/></text:span><text:span text:style-name="T146"><text:user-field-get text:name="Version">22.04 LTS</text:user-field-get></text:span><text:span text:style-name="T73"><text:s/></text:span><text:span text:style-name="Strong_20_Emphasis"><text:span text:style-name="T72"><text:user-field-get text:name="Edition">Server</text:user-field-get></text:span></text:span><text:span text:style-name="Strong_20_Emphasis"><text:span text:style-name="T72"><text:s/></text:span></text:span><text:span text:style-name="T73">Live</text:span><text:span text:style-name="T73"><text:note text:id="ftn5" text:note-class="footnote"><text:note-citation>2</text:note-citation><text:note-body><text:p text:style-name="P69"><text:span text:style-name="T245">Vanaf een </text:span><text:span text:style-name="T258">L</text:span><text:span text:style-name="T245">ive </text:span><text:span text:style-name="T259">USB</text:span><text:span text:style-name="T248">-stick of </text:span><text:span text:style-name="T259">DVD</text:span><text:span text:style-name="T19"> </text:span><text:span text:style-name="T245">kunt u opstarten en </text:span><text:span text:style-name="T15">met </text:span><text:span text:style-name="Strong_20_Emphasis"><text:span text:style-name="T185"><text:user-field-get text:name="Distro">Ubuntu</text:user-field-get></text:span></text:span><text:span text:style-name="Strong_20_Emphasis"><text:span text:style-name="T185"><text:s/></text:span></text:span><text:span text:style-name="T245">werken zonder enige bestanden op de harde schijf te wijzigen en maakt ook installatie van </text:span><text:span text:style-name="Strong_20_Emphasis"><text:span text:style-name="T185"><text:user-field-get text:name="Distro">Ubuntu</text:user-field-get></text:span></text:span><text:span text:style-name="Strong_20_Emphasis"><text:span text:style-name="T185"><text:s/></text:span></text:span><text:span text:style-name="T245">mogelijk.</text:span></text:p></text:note-body></text:note></text:span><text:span text:style-name="T73"> </text:span><text:span text:style-name="T76">USB</text:span><text:span text:style-name="T74">-stick</text:span><text:span text:style-name="T74"><text:note text:id="ftn6" text:note-class="footnote"><text:note-citation>3</text:note-citation><text:note-body><text:p text:style-name="P75"><text:span text:style-name="Strong_20_Emphasis"><text:span text:style-name="T99">Maak een zelfstartende USB-stick</text:span></text:span><text:span text:style-name="Strong_20_Emphasis"><text:span text:style-name="T94">:<text:line-break/></text:span></text:span><text:span text:style-name="Strong_20_Emphasis"><text:span text:style-name="T81">Download </text:span></text:span><text:span text:style-name="Strong_20_Emphasis"><text:span text:style-name="T82">een </text:span></text:span><text:span text:style-name="Strong_20_Emphasis"><text:span text:style-name="T83">cd</text:span></text:span><text:span text:style-name="Strong_20_Emphasis"><text:span text:style-name="T97">-beeldbestand</text:span></text:span><text:span text:style-name="Strong_20_Emphasis"><text:span text:style-name="T84"> </text:span></text:span><text:span text:style-name="Strong_20_Emphasis"><text:span text:style-name="T85">(.iso) </text:span></text:span><text:span text:style-name="Strong_20_Emphasis"><text:span text:style-name="T84">vanaf </text:span></text:span><text:a xlink:type="simple" xlink:href="https://nl.releases.ubuntu.com/" text:style-name="Internet_20_link" text:visited-style-name="Visited_20_Internet_20_Link"><text:span text:style-name="Strong_20_Emphasis"><text:span text:style-name="T246">nl.releases.ubuntu.com</text:span></text:span></text:a><text:span text:style-name="Strong_20_Emphasis"><text:span text:style-name="T84">, </text:span></text:span><text:span text:style-name="Strong_20_Emphasis"><text:span text:style-name="T86">klik op</text:span></text:span><text:span text:style-name="Strong_20_Emphasis"><text:span text:style-name="T87"> </text:span></text:span><text:span text:style-name="Strong_20_Emphasis"><text:span text:style-name="T109"><text:user-field-get text:name="Distro">Ubuntu</text:user-field-get></text:span></text:span><text:span text:style-name="Strong_20_Emphasis"><text:span text:style-name="T109"><text:s/></text:span></text:span><text:span text:style-name="Strong_20_Emphasis"><text:span text:style-name="T109"><text:user-field-get text:name="Version">22.04 LTS</text:user-field-get></text:span></text:span><text:span text:style-name="Strong_20_Emphasis"><text:span text:style-name="T104"><text:s/>(Jammy Jellyfish)</text:span></text:span><text:span text:style-name="Strong_20_Emphasis"><text:span text:style-name="T87">, </text:span></text:span><text:span text:style-name="Strong_20_Emphasis"><text:span text:style-name="T88">en </text:span></text:span><text:span text:style-name="Strong_20_Emphasis"><text:span text:style-name="T86">klik </text:span></text:span><text:span text:style-name="Strong_20_Emphasis"><text:span text:style-name="T88">vervolgens </text:span></text:span><text:span text:style-name="Strong_20_Emphasis"><text:span text:style-name="T89">achter</text:span></text:span><text:span text:style-name="Strong_20_Emphasis"><text:span text:style-name="T88"> </text:span></text:span><text:span text:style-name="Strong_20_Emphasis"><text:span text:style-name="T106">Server install</text:span></text:span><text:span text:style-name="Strong_20_Emphasis"><text:span text:style-name="T105"> image</text:span></text:span><text:span text:style-name="Strong_20_Emphasis"><text:span text:style-name="T88"> </text:span></text:span><text:span text:style-name="Strong_20_Emphasis"><text:span text:style-name="T89">op </text:span></text:span><text:span text:style-name="Strong_20_Emphasis"><text:span text:style-name="T102">64-bit PC (AMD64) </text:span></text:span><text:span text:style-name="Strong_20_Emphasis"><text:span text:style-name="T103">server install</text:span></text:span><text:span text:style-name="Strong_20_Emphasis"><text:span text:style-name="T102"> image</text:span></text:span><text:span text:style-name="Strong_20_Emphasis"><text:span text:style-name="T100">.</text:span></text:span><text:span text:style-name="Strong_20_Emphasis"><text:span text:style-name="T88"><text:line-break/></text:span></text:span><text:span text:style-name="Strong_20_Emphasis"><text:span text:style-name="T86">P</text:span></text:span><text:span text:style-name="Strong_20_Emphasis"><text:span text:style-name="T81">laats </text:span></text:span><text:span text:style-name="Strong_20_Emphasis"><text:span text:style-name="T82">een </text:span></text:span><text:span text:style-name="Strong_20_Emphasis"><text:span text:style-name="T83">usb</text:span></text:span><text:span text:style-name="Strong_20_Emphasis"><text:span text:style-name="T82">-stick </text:span></text:span><text:span text:style-name="Strong_20_Emphasis"><text:span text:style-name="T98">va</text:span></text:span><text:span text:style-name="Strong_20_Emphasis"><text:span text:style-name="T90">n </text:span></text:span><text:span text:style-name="Strong_20_Emphasis"><text:span text:style-name="T91">min</text:span></text:span><text:span text:style-name="Strong_20_Emphasis"><text:span text:style-name="T92">imaal</text:span></text:span><text:span text:style-name="Strong_20_Emphasis"><text:span text:style-name="T91"> </text:span></text:span><text:span text:style-name="Strong_20_Emphasis"><text:span text:style-name="T93">4</text:span></text:span><text:span text:style-name="Strong_20_Emphasis"><text:span text:style-name="T91"> GB.<text:line-break/>De volgende stappen staan beschreven in </text:span></text:span><text:span text:style-name="Strong_20_Emphasis"><text:span text:style-name="T107">Linux informatie</text:span></text:span><text:span text:style-name="Strong_20_Emphasis"><text:span text:style-name="T91">, te vinden op </text:span></text:span><text:a xlink:type="simple" xlink:href="https://karelzimmer.nl/" text:style-name="Internet_20_link" text:visited-style-name="Visited_20_Internet_20_Link"><text:span text:style-name="Strong_20_Emphasis"><text:span text:style-name="T247">karelzimmer.nl</text:span></text:span></text:a><text:span text:style-name="Strong_20_Emphasis"><text:span text:style-name="T91">, onder </text:span></text:span><text:span text:style-name="Strong_20_Emphasis"><text:span text:style-name="T107">Linux</text:span></text:span><text:span text:style-name="Strong_20_Emphasis"><text:span text:style-name="T91">.</text:span></text:span></text:p></text:note-body></text:note></text:span><text:span text:style-name="T73"> </text:span><text:span text:style-name="T75">of </text:span><text:span text:style-name="T76">DVD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36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57">Selecteer</text:span></text:span><text:span text:style-name="Strong_20_Emphasis"><text:span text:style-name="T33"> </text:span></text:span><text:span text:style-name="Strong_20_Emphasis"><text:span text:style-name="T64">Try or Install Ubuntu </text:span></text:span><text:span text:style-name="Strong_20_Emphasis"><text:span text:style-name="T65">Server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4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9">installatie</text:span></text:span><text:span text:style-name="Strong_20_Emphasis"><text:span text:style-name="T28">scherme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4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77"><draw:control text:anchor-type="as-char" draw:z-index="15" draw:name="Vorm 6" draw:style-name="gr1" draw:text-style-name="P81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1"><text:span text:style-name="T165">Kies</text:span><text:span text:style-name="T166"> </text:span><text:span text:style-name="T168">Nederlands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6"><draw:control text:anchor-type="as-char" draw:z-index="13" draw:name="Vorm 1" draw:style-name="gr1" draw:text-style-name="P81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04">Bij</text:span><text:span text:style-name="T196"> </text:span><text:span text:style-name="Strong_20_Emphasis"><text:span text:style-name="T202">Profile setup</text:span></text:span><text:span text:style-name="T196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14"><text:span text:style-name="T201">V</text:span><text:span text:style-name="T197">ul </text:span><text:span text:style-name="T198">in </text:span><text:span text:style-name="Strong_20_Emphasis"><text:span text:style-name="T202">Your</text:span></text:span><text:span text:style-name="Strong_20_Emphasis"><text:span text:style-name="T199"> n</text:span></text:span><text:span text:style-name="Strong_20_Emphasis"><text:span text:style-name="T200">a</text:span></text:span><text:span text:style-name="Strong_20_Emphasis"><text:span text:style-name="T202">me</text:span></text:span><text:span text:style-name="Strong_20_Emphasis"><text:span text:style-name="T189"> </text:span></text:span><text:span text:style-name="Definition"><text:span text:style-name="T4">gebruiker</text:span></text:span><text:span text:style-name="Strong_20_Emphasis"><text:span text:style-name="T190">, <text:line-break/></text:span></text:span><text:span text:style-name="Strong_20_Emphasis"><text:span text:style-name="T202">Your server</text:span></text:span><text:span text:style-name="Strong_20_Emphasis"><text:span text:style-name="T205">'</text:span></text:span><text:span text:style-name="Strong_20_Emphasis"><text:span text:style-name="T206">s name</text:span></text:span><text:span text:style-name="Definition"><text:span text:style-name="T12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89">,<text:line-break/></text:span></text:span><text:span text:style-name="Strong_20_Emphasis"><text:span text:style-name="T203">Pick a username</text:span></text:span><text:span text:style-name="Strong_20_Emphasis"><text:span text:style-name="T189"> </text:span></text:span><text:span text:style-name="Definition"><text:span text:style-name="T4">gebruikersnaam</text:span></text:span><text:span text:style-name="Strong_20_Emphasis"><text:span text:style-name="T189">, </text:span></text:span><text:span text:style-name="Strong_20_Emphasis"><text:span text:style-name="T192">en</text:span></text:span><text:span text:style-name="Strong_20_Emphasis"><text:span text:style-name="T189"><text:line-break/></text:span></text:span><text:span text:style-name="Strong_20_Emphasis"><text:span text:style-name="T191">g</text:span></text:span><text:span text:style-name="Strong_20_Emphasis"><text:span text:style-name="T188">eef tweemaal een </text:span></text:span><text:span text:style-name="Strong_20_Emphasis"><text:span text:style-name="T195">wachtwoord</text:span></text:span><text:span text:style-name="Strong_20_Emphasis"><text:span text:style-name="T188">.</text:span></text:span></text:p>
          </table:table-cell>
        </table:table-row>
      </table:table>
      <text:p text:style-name="P37"><text:span text:style-name="Strong_20_Emphasis"><text:span text:style-name="T62"/></text:span></text:p>
      <text:list xml:id="list134640750838892" text:continue-numbering="true" text:style-name="L1">
        <text:list-item>
          <text:p text:style-name="P77"><text:span text:style-name="Strong_20_Emphasis"><text:span text:style-name="T66">Installatie </text:span></text:span><text:span text:style-name="Strong_20_Emphasis"><text:span text:style-name="T67">afronden</text:span></text:span></text:p>
        </text:list-item>
      </text:list>
      <text:p text:style-name="P38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61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4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4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61"><draw:control text:anchor-type="as-char" draw:z-index="7" draw:name="Vorm4_1" draw:style-name="gr1" draw:text-style-name="P81" svg:width="0.35cm" svg:height="0.35cm" draw:control="control8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36">Installeer </text:span></text:span><text:span text:style-name="Strong_20_Emphasis"><text:span text:style-name="T58">Debian-</text:span></text:span><text:span text:style-name="Strong_20_Emphasis"><text:span text:style-name="T53">pakket kz</text:span></text:span><text:span text:style-name="Strong_20_Emphasis"><text:span text:style-name="T53"><text:note text:id="ftn7" text:note-class="footnote"><text:note-citation>1</text:note-citation><text:note-body><text:p text:style-name="P52">Pakket kz bevat scripts om Debian en op Debian gebaseerde systemen zoals Ubuntu soepel en bruikbaar te installeren.</text:p></text:note-body></text:note></text:span></text:span><text:span text:style-name="Strong_20_Emphasis"><text:span text:style-name="T53">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26">wget karelzimmer.nl/</text:span></text:span><text:span text:style-name="User_20_Entry"><text:span text:style-name="T127">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4" office:value-type="string">
            <text:p text:style-name="P74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28">bash 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46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61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5"><text:span text:style-name="Strong_20_Emphasis"><text:span text:style-name="T45">Rond de</text:span></text:span><text:span text:style-name="Strong_20_Emphasis"><text:span text:style-name="T46"> installatie </text:span></text:span><text:span text:style-name="Strong_20_Emphasis"><text:span text:style-name="T45">af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68"><text:span text:style-name="Strong_20_Emphasis"><text:span text:style-name="T56">Typ </text:span></text:span><text:span text:style-name="Strong_20_Emphasis"><text:span text:style-name="T38">'</text:span></text:span><text:span text:style-name="User_20_Entry"><text:span text:style-name="T24">kz </text:span></text:span><text:span text:style-name="User_20_Entry"><text:span text:style-name="T25">menu</text:span></text:span><text:span text:style-name="Strong_20_Emphasis"><text:span text:style-name="T38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6"/></text:span></text:p>
          </table:table-cell>
          <table:table-cell table:style-name="_33_._5f_Installatie_5f_afronden.C10" office:value-type="string">
            <text:p text:style-name="P70"><text:span text:style-name="Strong_20_Emphasis"><text:span text:style-name="T57">Selecteer</text:span></text:span><text:span text:style-name="Strong_20_Emphasis"><text:span text:style-name="T43"> </text:span></text:span><text:span text:style-name="Strong_20_Emphasis"><text:span text:style-name="T69">3 <text:s/>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1" office:value-type="string">
            <text:p text:style-name="P45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38"><text:span text:style-name="Strong_20_Emphasis"><text:span text:style-name="T32"><text:tab/></text:span></text:span></text:p>
      <text:p text:style-name="P39"><text:span text:style-name="Strong_20_Emphasis"><text:span text:style-name="T44"/></text:span></text:p>
      <text:p text:style-name="P40"><text:span text:style-name="Strong_20_Emphasis"><text:span text:style-name="T40"/></text:span></text:p>
      <text:list xml:id="list134641994103315"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61"><draw:control text:anchor-type="as-char" draw:z-index="8" draw:name="Vorm40_0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61"><draw:control text:anchor-type="as-char" draw:z-index="18" draw:name="Vorm40_ 1" draw:style-name="gr1" draw:text-style-name="P81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47"><text:note text:id="ftn8" text:note-class="footnote"><text:note-citation>1</text:note-citation><text:note-body><text:p text:style-name="P49"><text:span text:style-name="User_20_Entry"><text:span text:style-name="T123">E</text:span></text:span><text:span text:style-name="User_20_Entry"><text:span text:style-name="T125">ventuele extra </text:span></text:span><text:span text:style-name="Definition"><text:span text:style-name="T255">gebruiker</text:span></text:span><text:span text:style-name="User_20_Entry"><text:span text:style-name="T124">s</text:span></text:span><text:span text:style-name="User_20_Entry"><text:span text:style-name="T125"> 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61"><draw:control text:anchor-type="as-char" draw:z-index="10" draw:name="Vorm40_2" draw:style-name="gr1" draw:text-style-name="P81" svg:width="0.35cm" svg:height="0.35cm" draw:control="control11"/></text:span></text:span></text:p>
          </table:table-cell>
          <table:table-cell table:style-name="Tabel2.A1" office:value-type="string">
            <text:p text:style-name="P63"><text:span text:style-name="Strong_20_Emphasis"><text:span text:style-name="T61"><draw:control text:anchor-type="as-char" draw:z-index="19" draw:name="Vorm40_ 2" draw:style-name="gr1" draw:text-style-name="P81" svg:width="0.35cm" svg:height="0.35cm" draw:control="control20"/></text:span></text:span></text:p>
          </table:table-cell>
          <table:table-cell table:style-name="Tabel2.D3" office:value-type="string">
            <text:p text:style-name="P17"><text:span text:style-name="Strong_20_Emphasis"><text:span text:style-name="T48">R</text:span></text:span><text:span text:style-name="Strong_20_Emphasis"><text:span text:style-name="T49">icht </text:span></text:span><text:span text:style-name="Strong_20_Emphasis"><text:span text:style-name="T50">de </text:span></text:span><text:span text:style-name="Strong_20_Emphasis"><text:span text:style-name="T55">gebruiker</text:span></text:span><text:span text:style-name="Strong_20_Emphasis"><text:span text:style-name="T49"> </text:span></text:span><text:span text:style-name="Strong_20_Emphasis"><text:span text:style-name="T51">in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68"><text:span text:style-name="Strong_20_Emphasis"><text:span text:style-name="T56">Typ </text:span></text:span><text:span text:style-name="Strong_20_Emphasis"><text:span text:style-name="T38">'</text:span></text:span><text:span text:style-name="User_20_Entry"><text:span text:style-name="T24">kz </text:span></text:span><text:span text:style-name="User_20_Entry"><text:span text:style-name="T25">menu</text:span></text:span><text:span text:style-name="Strong_20_Emphasis"><text:span text:style-name="T38">'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0"><text:span text:style-name="Strong_20_Emphasis"><text:span text:style-name="T57">Selecteer</text:span></text:span><text:span text:style-name="Strong_20_Emphasis"><text:span text:style-name="T43"> </text:span></text:span><text:span text:style-name="Strong_20_Emphasis"><text:span text:style-name="T70">4 <text:s/>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16"><text:span text:style-name="Strong_20_Emphasis"><text:span text:style-name="T52"/></text:span></text:p>
      <text:p text:style-name="P35"/>
      <text:p text:style-name="P27"><text:span text:style-name="T129">E</text:span><text:span text:style-name="T130">inde c</text:span><text:span text:style-name="T131">hecklist, </text:span><text:span text:style-name="T132">d</text:span><text:span text:style-name="T131">e installatie van </text:span><text:span text:style-name="Strong_20_Emphasis"><text:span text:style-name="T143"><text:user-field-get text:name="Distro">Ubuntu</text:user-field-get></text:span></text:span><text:span text:style-name="T133"><text:s/></text:span><text:span text:style-name="T134"><text:user-field-get text:name="Version">22.04 LTS</text:user-field-get></text:span><text:span text:style-name="Strong_20_Emphasis"><text:span text:style-name="T144"><text:s/></text:span></text:span><text:span text:style-name="Strong_20_Emphasis"><text:span text:style-name="T71"><text:user-field-get text:name="Edition">Server</text:user-field-get></text:span></text:span><text:span text:style-name="Strong_20_Emphasis"><text:span text:style-name="T71"><text:s/></text:span></text:span><text:span text:style-name="T131">is voltooid.</text:span></text:p>
      <text:p text:style-name="P11"/>
      <text:p text:style-name="P6"><text:span text:style-name="Emphasis"><text:span text:style-name="T210">Geschreven </text:span></text:span><text:span text:style-name="Emphasis"><text:span text:style-name="T208">d</text:span></text:span><text:span text:style-name="Emphasis"><text:span text:style-name="T210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1">Karel Zimmer</text:span></text:span></text:a><text:span text:style-name="Emphasis"><text:span text:style-name="T21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12">CC0 1.0 Universeel</text:span></text:span></text:a><text:span text:style-name="Emphasis"><text:span text:style-name="T210">,</text:span></text:span><text:span text:style-name="Emphasis"><text:span text:style-name="T207"> </text:span></text:span><text:span text:style-name="Strong_20_Emphasis"><text:span text:style-name="T40"><text:user-field-get style:data-style-name="N0" text:name="Releaseyear">2022</text:user-field-get></text:span></text:span><text:span text:style-name="Emphasis"><text:span text:style-name="T209">-</text:span></text:span><text:span text:style-name="Emphasis"><text:span text:style-name="T209"><text:date style:data-style-name="N10107" text:date-value="2023-10-07T13:46:39.915730347">2023</text:date></text:span></text:span><text:span text:style-name="Emphasis"><text:span text:style-name="T20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10-07T13:46:39.664878635">07-10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7T13:46:39.468941728</dc:date>
    <meta:keyword>Installatie</meta:keyword>
    <meta:keyword>Checklist</meta:keyword>
    <meta:keyword>Linux</meta:keyword>
    <meta:editing-cycles>6782</meta:editing-cycles>
    <meta:editing-duration>P12DT4M56S</meta:editing-duration>
    <dc:creator>Karel Zimmer</dc:creator>
    <meta:document-statistic meta:table-count="4" meta:image-count="0" meta:object-count="0" meta:page-count="4" meta:paragraph-count="70" meta:word-count="421" meta:character-count="2909" meta:non-whitespace-character-count="2523"/>
    <meta:user-defined meta:name="Info 1"/>
    <meta:user-defined meta:name="Info 2"/>
    <meta:user-defined meta:name="Info 3"/>
    <meta:user-defined meta:name="Info 4"/>
  </office:meta>
</office:document-meta>
</file>